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Table1" style:family="table">
      <style:table-properties style:width="18.002cm" fo:margin-left="-0.206cm" fo:margin-top="0cm" fo:margin-bottom="0cm" table:align="left"/>
    </style:style>
    <style:style style:name="Table1.A" style:family="table-column">
      <style:table-column-properties style:column-width="9.00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Roboto Medium" style:font-name-asian="Roboto Medium1" style:font-name-complex="Roboto Medium1"/>
    </style:style>
    <style:style style:name="P3" style:family="paragraph" style:parent-style-name="Standard" style:master-page-name="Standard">
      <style:paragraph-properties fo:margin-top="0cm" fo:margin-bottom="0cm" loext:contextual-spacing="false" style:page-number="1"/>
      <style:text-properties style:font-name="Roboto Medium" style:font-name-asian="Roboto Medium1" style:font-name-complex="Roboto Medium1"/>
    </style:style>
    <style:style style:name="P4" style:family="paragraph" style:parent-style-name="Standard">
      <style:paragraph-properties fo:margin-top="0cm" fo:margin-bottom="0cm" loext:contextual-spacing="false"/>
      <style:text-properties style:font-name="Roboto" fo:font-size="13pt" style:font-name-asian="Roboto1" style:font-size-asian="13pt" style:font-name-complex="Roboto1" style:font-size-complex="13pt"/>
    </style:style>
    <style:style style:name="P5" style:family="paragraph" style:parent-style-name="Standard">
      <style:paragraph-properties fo:margin-top="0cm" fo:margin-bottom="0cm" loext:contextual-spacing="false"/>
      <style:text-properties style:font-name="Roboto" fo:font-size="13pt" officeooo:rsid="0018607d" officeooo:paragraph-rsid="0018607d" style:font-name-asian="Roboto1" style:font-size-asian="13pt" style:font-name-complex="Roboto1" style:font-size-complex="13pt"/>
    </style:style>
    <style:style style:name="P6" style:family="paragraph" style:parent-style-name="Standard" style:list-style-name="L1">
      <style:paragraph-properties fo:margin-top="0cm" fo:margin-bottom="0cm" loext:contextual-spacing="false"/>
      <style:text-properties style:font-name="Roboto" fo:font-size="13pt" officeooo:rsid="0018607d" officeooo:paragraph-rsid="0018607d" style:font-name-asian="Roboto1" style:font-size-asian="13pt" style:font-name-complex="Roboto1" style:font-size-complex="13pt"/>
    </style:style>
    <style:style style:name="P7" style:family="paragraph" style:parent-style-name="Standard">
      <style:paragraph-properties fo:margin-top="0cm" fo:margin-bottom="0cm" loext:contextual-spacing="false"/>
      <style:text-properties style:font-name="Roboto" fo:font-size="13pt" officeooo:rsid="00196742" officeooo:paragraph-rsid="00196742" style:font-name-asian="Roboto1" style:font-size-asian="13pt" style:font-name-complex="Roboto1" style:font-size-complex="13pt"/>
    </style:style>
    <style:style style:name="P8" style:family="paragraph" style:parent-style-name="Standard" style:list-style-name="L2">
      <style:paragraph-properties fo:margin-top="0cm" fo:margin-bottom="0cm" loext:contextual-spacing="false"/>
      <style:text-properties style:font-name="Roboto" fo:font-size="13pt" officeooo:rsid="00196742" officeooo:paragraph-rsid="00196742" style:font-name-asian="Roboto1" style:font-size-asian="13pt" style:font-name-complex="Roboto1" style:font-size-complex="13pt"/>
    </style:style>
    <style:style style:name="P9" style:family="paragraph" style:parent-style-name="Standard">
      <style:paragraph-properties fo:margin-top="0cm" fo:margin-bottom="0cm" loext:contextual-spacing="false"/>
      <style:text-properties style:font-name="Roboto" fo:font-size="13pt" officeooo:rsid="001ac230" officeooo:paragraph-rsid="001ac230" style:font-name-asian="Roboto1" style:font-size-asian="13pt" style:font-name-complex="Roboto1" style:font-size-complex="13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Medium" style:font-name-asian="Roboto Medium1" style:font-name-complex="Roboto Medium1"/>
    </style:style>
    <style:style style:name="P11" style:family="paragraph" style:parent-style-name="Standard">
      <style:paragraph-properties fo:margin-left="0cm" fo:margin-right="0cm" fo:margin-top="0cm" fo:margin-bottom="0cm" loext:contextual-spacing="false" fo:text-indent="0cm" style:auto-text-indent="false"/>
      <style:text-properties style:font-name="Roboto Medium" style:font-name-asian="Roboto Medium1" style:font-name-complex="Roboto Medium1"/>
    </style:style>
    <style:style style:name="P12" style:family="paragraph" style:parent-style-name="Title">
      <style:paragraph-properties fo:margin-top="0cm" fo:margin-bottom="0.106cm" loext:contextual-spacing="false" fo:line-height="150%" fo:text-align="center" style:justify-single-word="false"/>
      <style:text-properties style:font-name="Roboto Medium" officeooo:rsid="0018607d" officeooo:paragraph-rsid="0018607d" style:font-name-asian="Roboto Medium1" style:font-name-complex="Roboto Medium1"/>
    </style:style>
    <style:style style:name="P13" style:family="paragraph" style:parent-style-name="Heading_20_1">
      <style:paragraph-properties fo:margin-top="0.706cm" fo:margin-bottom="0.212cm" loext:contextual-spacing="false"/>
      <style:text-properties style:font-name="Roboto Medium" style:font-name-asian="Roboto Medium1" style:font-name-complex="Roboto Medium1"/>
    </style:style>
    <style:style style:name="P14" style:family="paragraph" style:parent-style-name="Heading_20_1">
      <style:paragraph-properties fo:margin-top="0.706cm" fo:margin-bottom="0.212cm" loext:contextual-spacing="false"/>
      <style:text-properties style:font-name="Roboto Medium" officeooo:rsid="0018607d" officeooo:paragraph-rsid="0018607d" style:font-name-asian="Roboto Medium1" style:font-name-complex="Roboto Medium1"/>
    </style:style>
    <style:style style:name="P15" style:family="paragraph" style:parent-style-name="Heading_20_1">
      <style:paragraph-properties fo:margin-top="0.706cm" fo:margin-bottom="0.212cm" loext:contextual-spacing="false"/>
      <style:text-properties style:font-name="Roboto Medium" officeooo:rsid="00196742" officeooo:paragraph-rsid="00196742" style:font-name-asian="Roboto Medium1" style:font-name-complex="Roboto Medium1"/>
    </style:style>
    <style:style style:name="T1" style:family="text">
      <style:text-properties officeooo:rsid="00196742"/>
    </style:style>
    <style:style style:name="T2" style:family="text">
      <style:text-properties style:text-position="super 58%"/>
    </style:style>
    <style:style style:name="T3" style:family="text">
      <style:text-properties officeooo:rsid="001ac2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number-columns-repeated="2"/>
        <table:table-row table:style-name="Table1.1">
          <table:table-cell table:style-name="Table1.A1" office:value-type="string">
            <text:p text:style-name="P10">Nome:</text:p>
          </table:table-cell>
          <table:table-cell table:style-name="Table1.A1" office:value-type="string">
            <text:p text:style-name="P10">Cognome:</text:p>
          </table:table-cell>
        </table:table-row>
        <table:table-row table:style-name="Table1.1">
          <table:table-cell table:style-name="Table1.A1" office:value-type="string">
            <text:p text:style-name="P10">Classe:</text:p>
          </table:table-cell>
          <table:table-cell table:style-name="Table1.A1" office:value-type="string">
            <text:p text:style-name="P10">Data:</text:p>
          </table:table-cell>
        </table:table-row>
      </table:table>
      <text:p text:style-name="P11"><text:bookmark text:name="_ryojkx9psfky"/></text:p>
      <text:p text:style-name="P12">Compito PC gaming</text:p>
      <text:p text:style-name="P5">L’obiettivo di questo documento è quello di ideare e/o progettare la costruzione di un Personal Computer da gaming, descrivendo attentamente la scelta di ogni componente. Il budget prefissato è quello di 1200€, per cui la scelta delle componenti ha rispecchiato il dover stare dento a questo budget.</text:p>
      <text:p text:style-name="P14">Alimentatore - <text:a xlink:type="simple" xlink:href="https://www.amazon.it/Corsair-VS650-Alimentatore-Attivo-Certificazione/dp/B0786VK1WD/ref=sr_1_2?ie=UTF8&amp;qid=1543775334&amp;sr=8-2&amp;keywords=alimentatore+650w" text:style-name="Internet_20_link" text:visited-style-name="Visited_20_Internet_20_Link">Corsair VS650</text:a> - <text:span text:style-name="T1">61€</text:span></text:p>
      <text:p text:style-name="P5">L’alimentatore è la componente del PC che porta la corrente elettrica ad ogni singolo componente, per cui è fondamentale nel far andare il computer nel complessivo.</text:p>
      <text:p text:style-name="P4"/>
      <text:p text:style-name="P5">Le sue caratteristiche principali sono:</text:p>
      <text:list xml:id="list766712598" text:style-name="L1">
        <text:list-item>
          <text:p text:style-name="P6">Efficienza, la quale indica quanta potenza in più sarà assorbita dalla rete elettrica: nel nostro caso è dell’80%</text:p>
        </text:list-item>
        <text:list-item>
          <text:p text:style-name="P6">Certificazione, la quale attesta l’efficienza dell’alimentatore: nel nostro caso è 80 PLUS</text:p>
        </text:list-item>
        <text:list-item>
          <text:p text:style-name="P6">Modularità, la quale tiene conto della possibilità di staccare i cavi non utilizzati: nel nostro caso è non modulare</text:p>
        </text:list-item>
        <text:list-item>
          <text:p text:style-name="P6">Wattaggio, la quale indica quanta potenza è in grado di erogare l’alimentatore: nel nostro caso 650W</text:p>
        </text:list-item>
      </text:list>
      <text:p text:style-name="P4"/>
      <text:p text:style-name="P5">Abbiamo scelto questo alimentatore in quanto, avendo scelto un case chiuso, quindi senza finestre con cui è possibile vedere all’interno, la modularità non ci interessava, <text:span text:style-name="T1">dato che i cavi, una volta montato, non si vedono più. Inoltre, dato che abbiamo scelto una GTX 1080 come scheda video, con wattaggio consigliato di 550W, abbiamo preferito andare un po' sopra quanto consigliato ma non oltre, in quanto altrimenti avremmo avuto un dispendio inutile di corrente. La certificazione 80 PLUS, inoltre, ci permette di avere una buona efficienza energetica. La scelta principale, comunque, è stata dettata dal budget, in quanto abbiamo preferito tenere più soldi per altri componenti.</text:span></text:p>
      <text:p text:style-name="P2"/>
      <text:p text:style-name="P15">Scheda madre - <text:a xlink:type="simple" xlink:href="https://www.amazon.it/Gigabyte-Z370P-D3-Express-Realtek/dp/B0775JBB87/ref=sr_1_7?rps=1&amp;ie=UTF8&amp;qid=1543776108&amp;sr=8-7&amp;keywords=scheda+madre+1151&amp;refinements=p_76%3A490210031" text:style-name="Internet_20_link" text:visited-style-name="Visited_20_Internet_20_Link">Gigabyte Z370P</text:a> - 102€</text:p>
      <text:p text:style-name="P7">La scheda madre è la scheda nella quale sono collocati fisicamente tutti i principali componenti del PC</text:p>
      <text:p text:style-name="P4"/>
      <text:p text:style-name="P7">Le sue caratteristiche principali sono:</text:p>
      <text:list xml:id="list2736092011" text:style-name="L2">
        <text:list-item>
          <text:p text:style-name="P8">Chipset, per la compatibilità con la CPU: nel nostro caso Z370;</text:p>
        </text:list-item>
        <text:list-item>
          <text:p text:style-name="P8">Numero di moduli RAM, che più sono più prestazioni possiamo avere poi: nel nostro caso <text:soft-page-break/>4;</text:p>
        </text:list-item>
        <text:list-item>
          <text:p text:style-name="P8">Numero e tipologie di porte: nel nostro caso 6xUSB 3.1 e 6xUSB 2.0</text:p>
        </text:list-item>
        <text:list-item>
          <text:p text:style-name="P8">Fattore di forma, che indica il tipo di forma che ha la scheda: nel nostro caso ATX.</text:p>
        </text:list-item>
      </text:list>
      <text:p text:style-name="P4"/>
      <text:p text:style-name="P7">Abbiamo scelto questa scheda madre in quanto, avendo scelto una CPU di 8<text:span text:style-name="T2">a</text:span> generazione, il chipset che più si addice è Z370, l’unico compatibile. Inoltre il numero di moduli RAM ci ha fatto preferire questa scheda madre ad altre, in quanto ne avevamo bisogno di 4. <text:span text:style-name="T3">Il prezzo più elevato della concorrenza è giustificato dal fatto che è garantita a vita, ed essendo il componente che comunica con tutti, abbiamo preferito qualcosa più di qualità.</text:span></text:p>
      <text:p text:style-name="P2"/>
      <text:p text:style-name="P13"><text:bookmark text:name="_urd3al5ukgw6"/>Conclusione</text:p>
      <text:p text:style-name="P9">In conclusione, abbiamo progettato un PC da gaming che soddisfa i requisiti di budget e, in linea teorica, ci permette di giocare a tutti i giochi presenti sul mercato a risoluzione Full HD a 60 fps costanti, con dettagli Ultra. Tutte le componenti scelte sono compatibili tra di loro, per cui il PC non dovrebbe avere problemi di alcun tip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267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8-12-02T19:51:29.643000000</dc:date>
    <meta:editing-duration>PT2M51S</meta:editing-duration>
    <meta:editing-cycles>1</meta:editing-cycles>
    <meta:document-statistic meta:table-count="1" meta:image-count="0" meta:object-count="0" meta:page-count="2" meta:paragraph-count="24" meta:word-count="491" meta:character-count="2965" meta:non-whitespace-character-count="2506"/>
  </office:meta>
</office:document-meta>
</file>